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0" calcext:value-type="float">
            <text:p>74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75" calcext:value-type="float">
            <text:p>67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4" calcext:value-type="float">
            <text:p>994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4" calcext:value-type="float">
            <text:p>99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5" calcext:value-type="float">
            <text:p>795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94" calcext:value-type="float">
            <text:p>9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9" calcext:value-type="float">
            <text:p>889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94" calcext:value-type="float">
            <text:p>99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94" calcext:value-type="float">
            <text:p>994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4" calcext:value-type="float">
            <text:p>994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94" calcext:value-type="float">
            <text:p>99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94" calcext:value-type="float">
            <text:p>99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74" calcext:value-type="float">
            <text:p>87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94" calcext:value-type="float">
            <text:p>994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8" calcext:value-type="float">
            <text:p>78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1" calcext:value-type="float">
            <text:p>261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94" calcext:value-type="float">
            <text:p>99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7" calcext:value-type="float">
            <text:p>8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7" calcext:value-type="float">
            <text:p>8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9" calcext:value-type="float">
            <text:p>6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9" calcext:value-type="float">
            <text:p>89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37" calcext:value-type="float">
            <text:p>337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94" calcext:value-type="float">
            <text:p>99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94" calcext:value-type="float">
            <text:p>9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94" calcext:value-type="float">
            <text:p>994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8" calcext:value-type="float">
            <text:p>7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8" calcext:value-type="float">
            <text:p>78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72" calcext:value-type="float">
            <text:p>472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94" calcext:value-type="float">
            <text:p>9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34" calcext:value-type="float">
            <text:p>33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94" calcext:value-type="float">
            <text:p>99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94" calcext:value-type="float">
            <text:p>99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7" calcext:value-type="float">
            <text:p>8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9" calcext:value-type="float">
            <text:p>79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13" calcext:value-type="float">
            <text:p>613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94" calcext:value-type="float">
            <text:p>99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94" calcext:value-type="float">
            <text:p>99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94" calcext:value-type="float">
            <text:p>99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7" calcext:value-type="float">
            <text:p>8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0" calcext:value-type="float">
            <text:p>70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33" calcext:value-type="float">
            <text:p>733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94" calcext:value-type="float">
            <text:p>99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94" calcext:value-type="float">
            <text:p>99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0" calcext:value-type="float">
            <text:p>70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8" calcext:value-type="float">
            <text:p>78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67" calcext:value-type="float">
            <text:p>867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94" calcext:value-type="float">
            <text:p>99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9" calcext:value-type="float">
            <text:p>79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23" calcext:value-type="float">
            <text:p>723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94" calcext:value-type="float">
            <text:p>99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94" calcext:value-type="float">
            <text:p>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8" calcext:value-type="float">
            <text:p>7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8" calcext:value-type="float">
            <text:p>118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54" calcext:value-type="float">
            <text:p>95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94" calcext:value-type="float">
            <text:p>9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94" calcext:value-type="float">
            <text:p>99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94" calcext:value-type="float">
            <text:p>99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08" calcext:value-type="float">
            <text:p>80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94" calcext:value-type="float">
            <text:p>994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94" calcext:value-type="float">
            <text:p>99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1" calcext:value-type="float">
            <text:p>71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7" calcext:value-type="float">
            <text:p>87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4" calcext:value-type="float">
            <text:p>204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94" calcext:value-type="float">
            <text:p>99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94" calcext:value-type="float">
            <text:p>994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9" calcext:value-type="float">
            <text:p>89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" calcext:value-type="float">
            <text:p>69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63" calcext:value-type="float">
            <text:p>463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94" calcext:value-type="float">
            <text:p>99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94" calcext:value-type="float">
            <text:p>99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0" calcext:value-type="float">
            <text:p>7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8" calcext:value-type="float">
            <text:p>8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10" calcext:value-type="float">
            <text:p>61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94" calcext:value-type="float">
            <text:p>99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94" calcext:value-type="float">
            <text:p>99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0" calcext:value-type="float">
            <text:p>7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9" calcext:value-type="float">
            <text:p>69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25" calcext:value-type="float">
            <text:p>825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94" calcext:value-type="float">
            <text:p>9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94" calcext:value-type="float">
            <text:p>99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94" calcext:value-type="float">
            <text:p>994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6" calcext:value-type="float">
            <text:p>9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1" calcext:value-type="float">
            <text:p>71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7" calcext:value-type="float">
            <text:p>10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64" calcext:value-type="float">
            <text:p>964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94" calcext:value-type="float">
            <text:p>99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16" calcext:value-type="float">
            <text:p>81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94" calcext:value-type="float">
            <text:p>994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0" calcext:value-type="float">
            <text:p>12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0" calcext:value-type="float">
            <text:p>70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72" calcext:value-type="float">
            <text:p>27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94" calcext:value-type="float">
            <text:p>994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94" calcext:value-type="float">
            <text:p>99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14" calcext:value-type="float">
            <text:p>11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12" calcext:value-type="float">
            <text:p>112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23" calcext:value-type="float">
            <text:p>423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94" calcext:value-type="float">
            <text:p>99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94" calcext:value-type="float">
            <text:p>99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6" calcext:value-type="float">
            <text:p>9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9" calcext:value-type="float">
            <text:p>89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56" calcext:value-type="float">
            <text:p>65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94" calcext:value-type="float">
            <text:p>994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94" calcext:value-type="float">
            <text:p>99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0" calcext:value-type="float">
            <text:p>8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6" calcext:value-type="float">
            <text:p>116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1" calcext:value-type="float">
            <text:p>7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70" calcext:value-type="float">
            <text:p>870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94" calcext:value-type="float">
            <text:p>994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94" calcext:value-type="float">
            <text:p>9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94" calcext:value-type="float">
            <text:p>994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9" calcext:value-type="float">
            <text:p>69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5" calcext:value-type="float">
            <text:p>105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59" calcext:value-type="float">
            <text:p>15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94" calcext:value-type="float">
            <text:p>994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94" calcext:value-type="float">
            <text:p>994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05" calcext:value-type="float">
            <text:p>90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94" calcext:value-type="float">
            <text:p>99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9" calcext:value-type="float">
            <text:p>69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6" calcext:value-type="float">
            <text:p>96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47" calcext:value-type="float">
            <text:p>347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94" calcext:value-type="float">
            <text:p>994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94" calcext:value-type="float">
            <text:p>994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94" calcext:value-type="float">
            <text:p>99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94" calcext:value-type="float">
            <text:p>9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94" calcext:value-type="float">
            <text:p>99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9" calcext:value-type="float">
            <text:p>79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96" calcext:value-type="float">
            <text:p>96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36" calcext:value-type="float">
            <text:p>536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994" calcext:value-type="float">
            <text:p>994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994" calcext:value-type="float">
            <text:p>99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94" calcext:value-type="float">
            <text:p>99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994" calcext:value-type="float">
            <text:p>99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98" calcext:value-type="float">
            <text:p>9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96" calcext:value-type="float">
            <text:p>96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12" calcext:value-type="float">
            <text:p>712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994" calcext:value-type="float">
            <text:p>994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994" calcext:value-type="float">
            <text:p>994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994" calcext:value-type="float">
            <text:p>994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994" calcext:value-type="float">
            <text:p>994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9" calcext:value-type="float">
            <text:p>79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9" calcext:value-type="float">
            <text:p>69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7" calcext:value-type="float">
            <text:p>87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984" calcext:value-type="float">
            <text:p>98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994" calcext:value-type="float">
            <text:p>994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994" calcext:value-type="float">
            <text:p>994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994" calcext:value-type="float">
            <text:p>99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994" calcext:value-type="float">
            <text:p>994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77" calcext:value-type="float">
            <text:p>77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994" calcext:value-type="float">
            <text:p>994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9" calcext:value-type="float">
            <text:p>69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07" calcext:value-type="float">
            <text:p>107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04" calcext:value-type="float">
            <text:p>20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994" calcext:value-type="float">
            <text:p>994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94" calcext:value-type="float">
            <text:p>994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994" calcext:value-type="float">
            <text:p>99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8" calcext:value-type="float">
            <text:p>6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0" calcext:value-type="float">
            <text:p>7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43" calcext:value-type="float">
            <text:p>443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994" calcext:value-type="float">
            <text:p>994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994" calcext:value-type="float">
            <text:p>994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994" calcext:value-type="float">
            <text:p>994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994" calcext:value-type="float">
            <text:p>99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9" calcext:value-type="float">
            <text:p>69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9" calcext:value-type="float">
            <text:p>69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13" calcext:value-type="float">
            <text:p>613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94" calcext:value-type="float">
            <text:p>994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94" calcext:value-type="float">
            <text:p>994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94" calcext:value-type="float">
            <text:p>99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9" calcext:value-type="float">
            <text:p>69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9" calcext:value-type="float">
            <text:p>79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9" calcext:value-type="float">
            <text:p>79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20" calcext:value-type="float">
            <text:p>82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994" calcext:value-type="float">
            <text:p>994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994" calcext:value-type="float">
            <text:p>994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94" calcext:value-type="float">
            <text:p>994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9" calcext:value-type="float">
            <text:p>69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0" calcext:value-type="float">
            <text:p>70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54" calcext:value-type="float">
            <text:p>15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94" calcext:value-type="float">
            <text:p>994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94" calcext:value-type="float">
            <text:p>994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14" calcext:value-type="float">
            <text:p>91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94" calcext:value-type="float">
            <text:p>9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94" calcext:value-type="float">
            <text:p>99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8" calcext:value-type="float">
            <text:p>7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9" calcext:value-type="float">
            <text:p>69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77" calcext:value-type="float">
            <text:p>477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94" calcext:value-type="float">
            <text:p>99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94" calcext:value-type="float">
            <text:p>99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94" calcext:value-type="float">
            <text:p>994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heet2" table:style-name="ta1">
        <table:shapes>
          <draw:frame draw:z-index="0" draw:style-name="gr1" draw:text-style-name="P1" svg:width="11.2197in" svg:height="4.1516in" svg:x="2.7098in" svg:y="0.0417in">
            <draw:object draw:notify-on-update-of-ranges="Sheet2.B1:Sheet2.B1 Sheet2.B2:Sheet2.B125 Sheet2.C1:Sheet2.C1 Sheet2.C2:Sheet2.C1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4" calcext:value-type="float">
            <text:p>9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5" calcext:value-type="float">
            <text:p>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9" calcext:value-type="float">
            <text:p>2019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9" calcext:value-type="float">
            <text:p>201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8" calcext:value-type="float">
            <text:p>15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49" calcext:value-type="float">
            <text:p>1249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49" calcext:value-type="float">
            <text:p>1249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87" calcext:value-type="float">
            <text:p>148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46" calcext:value-type="float">
            <text:p>1246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46" calcext:value-type="float">
            <text:p>1246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4" calcext:value-type="float">
            <text:p>50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9" calcext:value-type="float">
            <text:p>2019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9" calcext:value-type="float">
            <text:p>2019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9" calcext:value-type="float">
            <text:p>2019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9" calcext:value-type="float">
            <text:p>2019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9" calcext:value-type="float">
            <text:p>2019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9" calcext:value-type="float">
            <text:p>2019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0" calcext:value-type="float">
            <text:p>8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37" calcext:value-type="float">
            <text:p>1237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45" calcext:value-type="float">
            <text:p>1245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37" calcext:value-type="float">
            <text:p>123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37" calcext:value-type="float">
            <text:p>123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49" calcext:value-type="float">
            <text:p>94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19" calcext:value-type="float">
            <text:p>201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19" calcext:value-type="float">
            <text:p>2019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9" calcext:value-type="float">
            <text:p>2019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9" calcext:value-type="float">
            <text:p>2019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9" calcext:value-type="float">
            <text:p>2019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73" calcext:value-type="float">
            <text:p>16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41" calcext:value-type="float">
            <text:p>1241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46" calcext:value-type="float">
            <text:p>1246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33" calcext:value-type="float">
            <text:p>1233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42" calcext:value-type="float">
            <text:p>1242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49" calcext:value-type="float">
            <text:p>12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44" calcext:value-type="float">
            <text:p>54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19" calcext:value-type="float">
            <text:p>201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19" calcext:value-type="float">
            <text:p>201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19" calcext:value-type="float">
            <text:p>2019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9" calcext:value-type="float">
            <text:p>2019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08" calcext:value-type="float">
            <text:p>9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7:01:02.981907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8:30:43.058199718</meta:creation-date>
    <dc:date>2016-10-19T17:03:12.534435746</dc:date>
    <meta:editing-duration>PT22M1S</meta:editing-duration>
    <meta:editing-cycles>5</meta:editing-cycles>
    <meta:generator>LibreOffice/4.2.8.2$Linux_X86_64 LibreOffice_project/420m0$Build-2</meta:generator>
    <meta:document-statistic meta:table-count="2" meta:cell-count="31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499cm" svg:height="10.546cm" xlink:href=".." xlink:type="simple" chart:class="chart:line" chart:style-name="ch1">
        <chart:legend chart:legend-position="end" svg:x="26.229cm" svg:y="4.725cm" style:legend-expansion="high" chart:style-name="ch2"/>
        <chart:plot-area chart:style-name="ch3" table:cell-range-address="Sheet2.B1:Sheet2.C125" chart:data-source-has-labels="row" svg:x="0.569cm" svg:y="0.21cm" svg:width="25.091cm" svg:height="10.126cm">
          <chartooo:coordinate-region svg:x="1.561cm" svg:y="0.409cm" svg:width="23.959cm" svg:height="9.0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25" chart:label-cell-address="Sheet2.B1:Sheet2.B1" chart:class="chart:line">
            <chart:data-point chart:repeated="124"/>
          </chart:series>
          <chart:series chart:style-name="ch7" chart:values-cell-range-address="Sheet2.C2:Sheet2.C125" chart:label-cell-address="Sheet2.C1:Sheet2.C1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Sheet2.B1:Sheet2.B1</svg:desc>
                </draw:g>
              </table:table-cell>
              <table:table-cell office:value-type="string">
                <text:p>SORT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7">
                <text:p>657</text:p>
                <draw:g>
                  <svg:desc>Sheet2.B2:Sheet2.B125</svg:desc>
                </draw:g>
              </table:table-cell>
              <table:table-cell office:value-type="float" office:value="2">
                <text:p>2</text:p>
                <draw:g>
                  <svg:desc>Sheet2.C2:Sheet2.C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6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1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4">
                <text:p>9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1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5">
                <text:p>9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0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9">
                <text:p>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3">
                <text:p>6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9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9">
                <text:p>2019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9">
                <text:p>201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9">
                <text:p>2019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19">
                <text:p>2019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19">
                <text:p>2019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19">
                <text:p>2019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8">
                <text:p>1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7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2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49">
                <text:p>1249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49">
                <text:p>1249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87">
                <text:p>148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46">
                <text:p>124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46">
                <text:p>124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4">
                <text:p>50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7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30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9">
                <text:p>201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9">
                <text:p>2019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9">
                <text:p>2019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9">
                <text:p>2019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19">
                <text:p>201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19">
                <text:p>2019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19">
                <text:p>2019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0">
                <text:p>8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33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37">
                <text:p>1237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45">
                <text:p>124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37">
                <text:p>1237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7">
                <text:p>1237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49">
                <text:p>949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9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19">
                <text:p>2019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19">
                <text:p>2019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19">
                <text:p>2019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19">
                <text:p>201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19">
                <text:p>2019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9">
                <text:p>201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9">
                <text:p>2019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73">
                <text:p>16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41">
                <text:p>124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6">
                <text:p>124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33">
                <text:p>123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42">
                <text:p>1242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49">
                <text:p>1249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4">
                <text:p>5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87">
                <text:p>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9">
                <text:p>2019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19">
                <text:p>201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19">
                <text:p>2019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9">
                <text:p>2019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19">
                <text:p>2019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9">
                <text:p>2019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19">
                <text:p>2019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08">
                <text:p>9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